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e0eb" officeooo:paragraph-rsid="001ee0eb" style:font-size-asian="20pt" style:font-size-complex="20pt"/>
    </style:style>
    <style:style style:name="P2" style:family="paragraph" style:parent-style-name="Standard">
      <style:text-properties fo:font-size="20pt" officeooo:rsid="0020511f" officeooo:paragraph-rsid="0020511f" style:font-size-asian="20pt" style:font-size-complex="20pt"/>
    </style:style>
    <style:style style:name="P3" style:family="paragraph" style:parent-style-name="Standard">
      <style:text-properties fo:font-size="20pt" officeooo:rsid="0020bced" officeooo:paragraph-rsid="0020bced" style:font-size-asian="20pt" style:font-size-complex="20pt"/>
    </style:style>
    <style:style style:name="P4" style:family="paragraph" style:parent-style-name="Standard">
      <style:text-properties fo:font-size="20pt" officeooo:rsid="0020bced" officeooo:paragraph-rsid="0020bced" style:font-size-asian="20pt" style:font-size-complex="20pt"/>
    </style:style>
    <style:style style:name="P5" style:family="paragraph" style:parent-style-name="Standard">
      <style:text-properties fo:font-size="20pt" officeooo:rsid="0020bced" officeooo:paragraph-rsid="002e7c6a" style:font-size-asian="20pt" style:font-size-complex="20pt"/>
    </style:style>
    <style:style style:name="P6" style:family="paragraph" style:parent-style-name="Standard">
      <style:text-properties fo:font-size="20pt" officeooo:rsid="0020bced" officeooo:paragraph-rsid="003291f3" style:font-size-asian="20pt" style:font-size-complex="20pt"/>
    </style:style>
    <style:style style:name="P7" style:family="paragraph" style:parent-style-name="Standard">
      <style:text-properties fo:font-size="20pt" officeooo:rsid="002e7c6a" officeooo:paragraph-rsid="002e7c6a" style:font-size-asian="20pt" style:font-size-complex="20pt"/>
    </style:style>
    <style:style style:name="T1" style:family="text">
      <style:text-properties officeooo:rsid="0020511f"/>
    </style:style>
    <style:style style:name="T2" style:family="text">
      <style:text-properties fo:color="#c5000b"/>
    </style:style>
    <style:style style:name="T3" style:family="text">
      <style:text-properties fo:color="#c5000b" officeooo:rsid="0020511f"/>
    </style:style>
    <style:style style:name="T4" style:family="text">
      <style:text-properties fo:color="#c5000b" fo:font-size="14pt" style:font-size-asian="14pt" style:font-size-complex="14pt"/>
    </style:style>
    <style:style style:name="T5" style:family="text">
      <style:text-properties fo:color="#c5000b" fo:font-size="14pt" officeooo:rsid="002ae0c8" style:font-size-asian="14pt" style:font-size-complex="14pt"/>
    </style:style>
    <style:style style:name="T6" style:family="text">
      <style:text-properties fo:color="#c5000b" fo:font-size="14pt" officeooo:rsid="002ccc55" style:font-size-asian="14pt" style:font-size-complex="14pt"/>
    </style:style>
    <style:style style:name="T7" style:family="text">
      <style:text-properties fo:color="#c5000b" fo:font-size="14pt" officeooo:rsid="002e7c6a" style:font-size-asian="14pt" style:font-size-complex="14pt"/>
    </style:style>
    <style:style style:name="T8" style:family="text">
      <style:text-properties fo:color="#c5000b" fo:font-size="14pt" officeooo:rsid="0030a28d" style:font-size-asian="14pt" style:font-size-complex="14pt"/>
    </style:style>
    <style:style style:name="T9" style:family="text">
      <style:text-properties fo:color="#c5000b" officeooo:rsid="002ccc55"/>
    </style:style>
    <style:style style:name="T10" style:family="text">
      <style:text-properties fo:color="#c5000b" officeooo:rsid="002e7c6a"/>
    </style:style>
    <style:style style:name="T11" style:family="text">
      <style:text-properties fo:color="#c5000b" officeooo:rsid="0030a28d"/>
    </style:style>
    <style:style style:name="T12" style:family="text">
      <style:text-properties fo:color="#c5000b" officeooo:rsid="003291f3"/>
    </style:style>
    <style:style style:name="T13" style:family="text">
      <style:text-properties fo:color="#3333ff"/>
    </style:style>
    <style:style style:name="T14" style:family="text">
      <style:text-properties fo:color="#3333ff" officeooo:rsid="002ae0c8"/>
    </style:style>
    <style:style style:name="T15" style:family="text">
      <style:text-properties fo:color="#000000"/>
    </style:style>
    <style:style style:name="T16" style:family="text">
      <style:text-properties fo:color="#000000" officeooo:rsid="002ae0c8"/>
    </style:style>
    <style:style style:name="T17" style:family="text">
      <style:text-properties fo:color="#000000" officeooo:rsid="002ccc55"/>
    </style:style>
    <style:style style:name="T18" style:family="text">
      <style:text-properties fo:color="#000000" officeooo:rsid="002e7c6a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fo:font-size="14pt" officeooo:rsid="002ccc55" style:font-size-asian="14pt" style:font-size-complex="14pt"/>
    </style:style>
    <style:style style:name="T21" style:family="text">
      <style:text-properties fo:color="#000000" fo:font-size="14pt" officeooo:rsid="002e7c6a" style:font-size-asian="14pt" style:font-size-complex="14pt"/>
    </style:style>
    <style:style style:name="T22" style:family="text">
      <style:text-properties fo:color="#000000" fo:font-size="14pt" officeooo:rsid="0030a28d" style:font-size-asian="14pt" style:font-size-complex="14pt"/>
    </style:style>
    <style:style style:name="T23" style:family="text">
      <style:text-properties fo:color="#000000" fo:font-size="14pt" officeooo:rsid="003291f3" style:font-size-asian="14pt" style:font-size-complex="14pt"/>
    </style:style>
    <style:style style:name="T24" style:family="text">
      <style:text-properties fo:color="#000000" style:font-name="Liberation Serif1" officeooo:rsid="002e7c6a"/>
    </style:style>
    <style:style style:name="T25" style:family="text">
      <style:text-properties fo:color="#000000" style:font-name="Liberation Serif1" style:font-name-asian="Liberation Serif1" style:font-name-complex="Liberation Serif1"/>
    </style:style>
    <style:style style:name="T26" style:family="text">
      <style:text-properties fo:color="#000000" style:font-name="Liberation Serif1" officeooo:rsid="002e7c6a" style:font-name-asian="Liberation Serif1" style:font-name-complex="Liberation Serif1"/>
    </style:style>
    <style:style style:name="T27" style:family="text">
      <style:text-properties fo:color="#000000" style:font-name="Liberation Serif" officeooo:rsid="002e7c6a" style:font-name-asian="Droid Sans Fallback" style:font-name-complex="FreeSans"/>
    </style:style>
    <style:style style:name="T28" style:family="text">
      <style:text-properties fo:color="#000000" officeooo:rsid="002fdcbc"/>
    </style:style>
    <style:style style:name="T29" style:family="text">
      <style:text-properties fo:color="#000000" officeooo:rsid="0030a28d"/>
    </style:style>
    <style:style style:name="T30" style:family="text">
      <style:text-properties fo:color="#000000" officeooo:rsid="003291f3"/>
    </style:style>
    <style:style style:name="T31" style:family="text">
      <style:text-properties officeooo:rsid="002ae0c8"/>
    </style:style>
    <style:style style:name="T32" style:family="text">
      <style:text-properties officeooo:rsid="002ccc55"/>
    </style:style>
    <style:style style:name="T33" style:family="text">
      <style:text-properties officeooo:rsid="002e7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1">1 <text:s/><text:tab/>Une séquence-rotamère </text:span><text:span text:style-name="T3">S</text:span><text:span text:style-name="T5">0</text:span><text:span text:style-name="T1"> est choisie aléatoirement</text:span></text:p>
      <text:p text:style-name="P2"><text:span text:style-name="T32">2</text:span> <text:s/><text:tab/><text:tab/><text:span text:style-name="T13">Pour</text:span><text:span text:style-name="T2"> i</text:span> <text:span text:style-name="T13">allant </text:span><text:span text:style-name="T15">d</text:span><text:span text:style-name="T16">u premier pas de la trajectoire</text:span><text:span text:style-name="T14"> </text:span><text:span text:style-name="T13">jusqu'</text:span><text:span text:style-name="T16">au dernier</text:span></text:p>
      <text:p text:style-name="P3"><text:span text:style-name="T32">3</text:span> <text:s/><text:tab/><text:tab/><text:tab/><text:span text:style-name="T17">A partir </text:span><text:span text:style-name="T30">d'</text:span><text:span text:style-name="T17">une pro</text:span><text:span text:style-name="T28">b</text:span><text:span text:style-name="T17">abilité conditionnelle select(. , S),</text:span></text:p>
      <text:p text:style-name="P3"><text:span text:style-name="T9"><text:s text:c="21"/></text:span><text:span text:style-name="T17">une proposition</text:span><text:span text:style-name="T9"> S'</text:span><text:span text:style-name="T6">i</text:span><text:span text:style-name="T9"> </text:span><text:span text:style-name="T30">est choisie</text:span><text:span text:style-name="T12"> </text:span><text:span text:style-name="T17">par un tirage qui suit select(.,</text:span><text:span text:style-name="T9">S</text:span><text:span text:style-name="T6">i</text:span><text:span text:style-name="T17">)</text:span></text:p>
      <text:p text:style-name="P3"><text:span text:style-name="T32">4</text:span> <text:tab/><text:tab/><text:tab/><text:span text:style-name="T33">on calcule la probabilité d'acceptation:</text:span></text:p>
      <text:p text:style-name="P5"><text:s text:c="21"/><text:span text:style-name="T33">acc</text:span><text:span text:style-name="T18">=exp(</text:span><text:span text:style-name="T24">β</text:span><text:span text:style-name="T26">∆</text:span><text:span text:style-name="T27">E</text:span><text:span text:style-name="T18">)select(</text:span><text:span text:style-name="T9">S</text:span><text:span text:style-name="T6">i</text:span><text:span text:style-name="T20">,</text:span><text:span text:style-name="T9">S</text:span><text:span text:style-name="T10">'</text:span><text:span text:style-name="T6">i</text:span><text:span text:style-name="T18">)/select(</text:span><text:span text:style-name="T9">S</text:span><text:span text:style-name="T10">'</text:span><text:span text:style-name="T6">i</text:span><text:span text:style-name="T20">,</text:span><text:span text:style-name="T9">S</text:span><text:span text:style-name="T6">i</text:span><text:span text:style-name="T18">)</text:span></text:p>
      <text:p text:style-name="P7"><text:span text:style-name="T18">5 <text:s text:c="19"/></text:span><text:span text:style-name="T15">si acc </text:span><text:span text:style-name="T25">≥ 1 </text:span><text:span text:style-name="T18"><text:s/></text:span><text:span text:style-name="T15">alors <text:s/></text:span><text:span text:style-name="T9">S</text:span><text:span text:style-name="T6">i</text:span><text:span text:style-name="T4">+1</text:span><text:span text:style-name="T30">=</text:span><text:span text:style-name="T9">S'</text:span><text:span text:style-name="T6">i </text:span></text:p>
      <text:p text:style-name="P5"><text:s text:c="2"/><text:tab/><text:tab/><text:tab/><text:span text:style-name="T33">sinon <text:s/>alors </text:span><text:span text:style-name="T9">S</text:span><text:span text:style-name="T6">i</text:span><text:span text:style-name="T7">+1</text:span><text:span text:style-name="T21"> </text:span><text:span text:style-name="T30">=</text:span><text:span text:style-name="T22"> </text:span><text:span text:style-name="T9">S</text:span><text:span text:style-name="T12">'</text:span><text:span text:style-name="T6">i </text:span><text:span text:style-name="T17">,</text:span><text:span text:style-name="T29"> avec </text:span><text:span text:style-name="T30">la</text:span><text:span text:style-name="T29"> probabilité acc</text:span></text:p>
      <text:p text:style-name="P6"><text:span text:style-name="T29"><text:s text:c="21"/></text:span><text:span text:style-name="T30">sinon </text:span><text:span text:style-name="T29"><text:s text:c="8"/></text:span><text:span text:style-name="T9">S</text:span><text:span text:style-name="T6">i</text:span><text:span text:style-name="T7">+1</text:span><text:span text:style-name="T21"> </text:span><text:span text:style-name="T30">=</text:span><text:span text:style-name="T22"> </text:span><text:span text:style-name="T9">S</text:span><text:span text:style-name="T6">i</text:span></text:p>
      <text:p text:style-name="P3"><text:span text:style-name="T33">6</text:span> <text:tab/><text:tab/>fin de <text:span text:style-name="T13">Po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8.703cm" fo:margin-left="1.053cm" fo:margin-right="0.3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01:29:07.871707062</meta:creation-date>
    <dc:date>2015-05-12T00:55:44.615464103</dc:date>
    <meta:editing-duration>PT51M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71" meta:character-count="541" meta:non-whitespace-character-count="367"/>
  </office:meta>
</office:document-meta>
</file>